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699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842cm" svg:height="2.413cm" svg:x="1.635cm" svg:y="5.445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842cm" svg:height="2.413cm" svg:x="12.303cm" svg:y="5.445cm">
          <text:p text:style-name="P1"><text:span text:style-name="T1">Water tank </text:span></text:p>
          <text:p text:style-name="P1"><text:span text:style-name="T1">main </text:span></text:p>
          <text:p text:style-name="P1"><text:span text:style-name="T1">executable 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42cm" svg:height="2.413cm" svg:x="12.303cm" svg:y="16.621cm">
          <text:p text:style-name="P1"><text:span text:style-name="T1">Shell 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477cm" svg:height="2.413cm" svg:x="1.635cm" svg:y="16.621cm">
          <text:p text:style-name="P1"><text:span text:style-name="T1">BRLCAD </text:span></text:p>
          <text:p text:style-name="P1"><text:span text:style-name="T1">database file</text:span></text:p>
          <text:p text:style-name="P1"><text:span text:style-name="T1">(.g extension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642cm" svg:x1="18.145cm" svg:y1="6.651cm" svg:x2="18.145cm" svg:y2="17.827cm" draw:start-shape="id1" draw:start-glue-point="1" draw:end-shape="id2" svg:d="m18145 6651h1143v11176h-1143">
          <text:p/>
        </draw:connector>
        <draw:connector draw:style-name="gr2" draw:text-style-name="P2" draw:layer="layout" svg:x1="12.303cm" svg:y1="17.827cm" svg:x2="8.112cm" svg:y2="17.827cm" draw:start-shape="id2" draw:start-glue-point="3" draw:end-shape="id3" draw:end-glue-point="1" svg:d="m12303 17827h-4191">
          <text:p/>
        </draw:connector>
        <draw:connector draw:style-name="gr2" draw:text-style-name="P2" draw:layer="layout" svg:x1="7.477cm" svg:y1="6.651cm" svg:x2="12.303cm" svg:y2="6.651cm" draw:start-shape="id4" draw:start-glue-point="1" draw:end-shape="id1" svg:d="m7477 6651h4826">
          <text:p/>
        </draw:connector>
        <draw:frame draw:style-name="gr3" draw:text-style-name="P3" draw:layer="layout" svg:width="6.985cm" svg:height="6.547cm" svg:x="1.635cm" svg:y="8.112cm">
          <draw:text-box>
            <text:p text:style-name="P3"><text:span text:style-name="T1">1. User interact with web form, where he/she gives input values. These values are processed and forwarded to a text file.</text:span></text:p>
          </draw:text-box>
        </draw:frame>
        <draw:frame draw:style-name="gr3" draw:text-style-name="P3" draw:layer="layout" svg:width="6.477cm" svg:height="6.547cm" svg:x="12.547cm" svg:y="8.015cm">
          <draw:text-box>
            <text:p text:style-name="P3"><text:span text:style-name="T1">2. The main executable file of water tank project read users inputs from text file and create shell script that contain MGED commands.</text:span></text:p>
          </draw:text-box>
        </draw:frame>
        <draw:frame draw:style-name="gr3" draw:text-style-name="P3" draw:layer="layout" svg:width="6.477cm" svg:height="7.334cm" svg:x="1.635cm" svg:y="19.288cm">
          <draw:text-box>
            <text:p text:style-name="P3"><text:span text:style-name="T1">4. A file with .g extension is called MGED database file. This file contain all objects (components) that together form complete water tank. </text:span></text:p>
          </draw:text-box>
        </draw:frame>
        <draw:frame draw:style-name="gr3" draw:text-style-name="P3" draw:layer="layout" svg:width="6.223cm" svg:height="6.547cm" svg:x="12.049cm" svg:y="19.415cm">
          <draw:text-box>
            <text:p text:style-name="P3"><text:span text:style-name="T1">3. This shell script contain all MGED commands required to make water tank model. When it is executed, it created .g file. </text:span></text:p>
          </draw:text-box>
        </draw:frame>
        <draw:frame draw:style-name="gr4" draw:text-style-name="P4" draw:layer="layout" svg:width="14.605cm" svg:height="1.276cm" svg:x="2.778cm" svg:y="2.27cm">
          <draw:text-box>
            <text:p text:style-name="P4"><text:span text:style-name="T2">Flow Chat of Water Tank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manpreet Singh</meta:initial-creator>
    <meta:creation-date>2013-02-16T22:18:01</meta:creation-date>
    <dc:date>2013-02-16T22:59:10</dc:date>
    <dc:creator>Harmanpreet Singh</dc:creator>
    <meta:editing-duration>PT10M6S</meta:editing-duration>
    <meta:editing-cycles>2</meta:editing-cycles>
    <meta:generator>LibreOffice/3.5$Linux_x86 LibreOffice_project/350m1$Build-2</meta:generator>
    <meta:document-statistic meta:object-count="12"/>
  </office:meta>
</office:document-meta>
</file>